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. 12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ppoldiswalder Straß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baurin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gel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hist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platz 13 /Amalie-Dietrich-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uppener Str. 1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hlener Straße 6 /Artthur-Thierman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